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4.00pt" fo:font-weight="bold" fo:font-family="'Segoe UI Symbol'" style:font-family-asian="'Segoe UI Symbol'" style:font-family-complex="'Segoe UI Symbol'" fo:background-color="transparent" style:use-window-font-color="true"/>
    </style:style>
    <style:style style:name="T7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6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563c1"/>
    </style:style>
    <style:style style:name="T21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563c1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3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4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4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5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6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6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6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6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6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7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7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7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7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79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8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8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8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8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8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90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9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9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9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9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9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10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10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10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10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10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1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1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1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1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1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1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1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1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1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1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1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1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1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13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1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1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14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1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1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14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1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1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1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15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1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16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16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16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16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16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17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17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17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17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17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18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18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18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18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18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19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19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19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19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19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0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0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0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0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0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3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4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4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4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50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5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6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6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6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6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6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7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7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7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7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7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8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8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8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8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8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9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9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9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9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29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30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303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30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30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30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310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3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3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3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3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3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3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3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3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3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3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3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3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3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33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3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3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34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3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3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34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3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353" style:family="text">
      <style:text-properties fo:font-size="14.00pt" fo:font-weight="normal" fo:font-family="TimesNewRoman" style:font-family-asian="TimesNewRoman" style:font-family-complex="TimesNewRoman" fo:background-color="transparent" fo:color="#000000"/>
    </style:style>
    <style:style style:name="T354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55" style:family="text">
      <style:text-properties fo:font-size="14.00pt" fo:font-weight="normal" fo:font-family="TimesNewRoman" style:font-family-asian="TimesNewRoman" style:font-family-complex="TimesNewRoman" fo:background-color="transparent" fo:color="#000000"/>
    </style:style>
    <style:style style:name="T356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57" style:family="text">
      <style:text-properties fo:font-size="14.00pt" fo:font-weight="normal" fo:font-family="TimesNewRoman" style:font-family-asian="TimesNewRoman" style:font-family-complex="TimesNewRoman" fo:background-color="transparent" fo:color="#000000"/>
    </style:style>
    <style:style style:name="T358" style:family="text">
      <style:text-properties fo:font-size="14.00pt" fo:font-weight="normal" fo:font-family="TimesNewRoman" style:font-family-asian="TimesNewRoman" style:font-family-complex="TimesNewRoman" fo:background-color="transparent" fo:color="#000000"/>
    </style:style>
    <style:style style:name="T359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60" style:family="text">
      <style:text-properties fo:font-size="14.00pt" fo:font-weight="normal" fo:font-family="TimesNewRoman" style:font-family-asian="TimesNewRoman" style:font-family-complex="TimesNewRoman" fo:background-color="transparent" fo:color="#000000"/>
    </style:style>
    <style:style style:name="T361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62" style:family="text">
      <style:text-properties fo:font-size="14.00pt" fo:font-weight="normal" fo:font-family="TimesNewRoman" style:font-family-asian="TimesNewRoman" style:font-family-complex="TimesNewRoman" fo:background-color="transparent" fo:color="#000000"/>
    </style:style>
    <style:style style:name="T363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64" style:family="text">
      <style:text-properties fo:font-size="14.00pt" fo:font-weight="normal" fo:font-family="TimesNewRoman" style:font-family-asian="TimesNewRoman" style:font-family-complex="TimesNewRoman" fo:background-color="transparent" fo:color="#000000"/>
    </style:style>
    <style:style style:name="T365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66" style:family="text">
      <style:text-properties fo:font-size="14.00pt" fo:font-weight="normal" fo:font-family="TimesNewRoman" style:font-family-asian="TimesNewRoman" style:font-family-complex="TimesNewRoman" fo:background-color="transparent" fo:color="#000000"/>
    </style:style>
    <style:style style:name="T367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68" style:family="text">
      <style:text-properties fo:font-size="14.00pt" fo:font-weight="normal" fo:font-family="TimesNewRoman" style:font-family-asian="TimesNewRoman" style:font-family-complex="TimesNewRoman" fo:background-color="transparent" fo:color="#000000"/>
    </style:style>
    <style:style style:name="T369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70" style:family="text">
      <style:text-properties fo:font-size="14.00pt" fo:font-weight="normal" fo:font-family="TimesNewRoman" style:font-family-asian="TimesNewRoman" style:font-family-complex="TimesNewRoman" fo:background-color="transparent" fo:color="#000000"/>
    </style:style>
    <style:style style:name="T371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72" style:family="text">
      <style:text-properties fo:font-size="14.00pt" fo:font-weight="normal" fo:font-family="TimesNewRoman" style:font-family-asian="TimesNewRoman" style:font-family-complex="TimesNewRoman" fo:background-color="transparent" fo:color="#000000"/>
    </style:style>
    <style:style style:name="T373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74" style:family="text">
      <style:text-properties fo:font-size="14.00pt" fo:font-weight="normal" fo:font-family="TimesNewRoman" style:font-family-asian="TimesNewRoman" style:font-family-complex="TimesNewRoman" fo:background-color="transparent" fo:color="#000000"/>
    </style:style>
    <style:style style:name="T375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76" style:family="text">
      <style:text-properties fo:font-size="14.00pt" fo:font-weight="normal" fo:font-family="TimesNewRoman" style:font-family-asian="TimesNewRoman" style:font-family-complex="TimesNewRoman" fo:background-color="transparent" fo:color="#000000"/>
    </style:style>
    <style:style style:name="T377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78" style:family="text">
      <style:text-properties fo:font-size="14.00pt" fo:font-weight="normal" fo:font-family="TimesNewRoman" style:font-family-asian="TimesNewRoman" style:font-family-complex="TimesNewRoman" fo:background-color="transparent" fo:color="#000000"/>
    </style:style>
    <style:style style:name="T379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80" style:family="text">
      <style:text-properties fo:font-size="14.00pt" fo:font-weight="normal" fo:font-family="TimesNewRoman" style:font-family-asian="TimesNewRoman" style:font-family-complex="TimesNewRoman" fo:background-color="transparent" fo:color="#000000"/>
    </style:style>
    <style:style style:name="T381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82" style:family="text">
      <style:text-properties fo:font-size="14.00pt" fo:font-weight="normal" fo:font-family="TimesNewRoman" style:font-family-asian="TimesNewRoman" style:font-family-complex="TimesNewRoman" fo:background-color="transparent" fo:color="#000000"/>
    </style:style>
    <style:style style:name="T383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84" style:family="text">
      <style:text-properties fo:font-size="14.00pt" fo:font-weight="normal" fo:font-family="TimesNewRoman" style:font-family-asian="TimesNewRoman" style:font-family-complex="TimesNewRoman" fo:background-color="transparent" fo:color="#000000"/>
    </style:style>
    <style:style style:name="T385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86" style:family="text">
      <style:text-properties fo:font-size="14.00pt" fo:font-weight="normal" fo:font-family="TimesNewRoman" style:font-family-asian="TimesNewRoman" style:font-family-complex="TimesNewRoman" fo:background-color="transparent" fo:color="#000000"/>
    </style:style>
    <style:style style:name="T387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88" style:family="text">
      <style:text-properties fo:font-size="14.00pt" fo:font-weight="normal" fo:font-family="TimesNewRoman" style:font-family-asian="TimesNewRoman" style:font-family-complex="TimesNewRoman" fo:background-color="transparent" fo:color="#000000"/>
    </style:style>
    <style:style style:name="T389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90" style:family="text">
      <style:text-properties fo:font-size="14.00pt" fo:font-weight="normal" fo:font-family="TimesNewRoman" style:font-family-asian="TimesNewRoman" style:font-family-complex="TimesNewRoman" fo:background-color="transparent" fo:color="#000000"/>
    </style:style>
    <style:style style:name="T391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92" style:family="text">
      <style:text-properties fo:font-size="14.00pt" fo:font-weight="normal" fo:font-family="TimesNewRoman" style:font-family-asian="TimesNewRoman" style:font-family-complex="TimesNewRoman" fo:background-color="transparent" fo:color="#000000"/>
    </style:style>
    <style:style style:name="T393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94" style:family="text">
      <style:text-properties fo:font-size="14.00pt" fo:font-weight="normal" fo:font-family="TimesNewRoman" style:font-family-asian="TimesNewRoman" style:font-family-complex="TimesNewRoman" fo:background-color="transparent" fo:color="#000000"/>
    </style:style>
    <style:style style:name="T395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96" style:family="text">
      <style:text-properties fo:font-size="14.00pt" fo:font-weight="normal" fo:font-family="TimesNewRoman" style:font-family-asian="TimesNewRoman" style:font-family-complex="TimesNewRoman" fo:background-color="transparent" fo:color="#000000"/>
    </style:style>
    <style:style style:name="T397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98" style:family="text">
      <style:text-properties fo:font-size="14.00pt" fo:font-weight="normal" fo:font-family="TimesNewRoman" style:font-family-asian="TimesNewRoman" style:font-family-complex="TimesNewRoman" fo:background-color="transparent" fo:color="#000000"/>
    </style:style>
    <style:style style:name="T399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400" style:family="text">
      <style:text-properties fo:font-size="14.00pt" fo:font-weight="normal" fo:font-family="TimesNewRoman" style:font-family-asian="TimesNewRoman" style:font-family-complex="TimesNewRoman" fo:background-color="transparent" fo:color="#000000"/>
    </style:style>
    <style:style style:name="T401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402" style:family="text">
      <style:text-properties fo:font-size="14.00pt" fo:font-weight="normal" fo:font-family="TimesNewRoman" style:font-family-asian="TimesNewRoman" style:font-family-complex="TimesNewRoman" fo:background-color="transparent" fo:color="#000000"/>
    </style:style>
    <style:style style:name="T403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404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405" style:family="text">
      <style:text-properties fo:font-size="14.00pt" fo:font-weight="normal" fo:font-family="TimesNewRoman" style:font-family-asian="TimesNewRoman" style:font-family-complex="TimesNewRoman" fo:background-color="transparent" fo:color="#000000"/>
    </style:style>
    <style:style style:name="T406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407" style:family="text">
      <style:text-properties fo:font-size="14.00pt" fo:font-weight="normal" fo:font-family="TimesNewRoman" style:font-family-asian="TimesNewRoman" style:font-family-complex="TimesNewRoman" fo:background-color="transparent" fo:color="#000000"/>
    </style:style>
    <style:style style:name="T408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409" style:family="text">
      <style:text-properties fo:font-size="14.00pt" fo:font-weight="normal" fo:font-family="TimesNewRoman" style:font-family-asian="TimesNewRoman" style:font-family-complex="TimesNewRoman" fo:background-color="transparent" fo:color="#000000"/>
    </style:style>
    <style:style style:name="T410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411" style:family="text">
      <style:text-properties fo:font-size="14.00pt" fo:font-weight="normal" fo:font-family="TimesNewRoman" style:font-family-asian="TimesNewRoman" style:font-family-complex="TimesNewRoman" fo:background-color="transparent" fo:color="#000000"/>
    </style:style>
    <style:style style:name="T412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413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414" style:family="text">
      <style:text-properties fo:font-size="14.00pt" fo:font-weight="normal" fo:font-family="TimesNewRoman" style:font-family-asian="TimesNewRoman" style:font-family-complex="TimesNewRoman" fo:background-color="transparent" fo:color="#000000"/>
    </style:style>
    <style:style style:name="T415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4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7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41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20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4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22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4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24" style:family="text">
      <style:text-properties fo:font-size="14.00pt" fo:font-weight="normal" fo:font-family="TimesNewRoman" style:font-family-asian="TimesNewRoman" style:font-family-complex="TimesNewRoman" fo:background-color="transparent" style:use-window-font-color="true"/>
    </style:style>
    <style:style style:name="T4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44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446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447" style:family="text">
      <style:text-properties fo:font-size="10.50pt" fo:font-weight="normal" fo:font-family="Calibri" style:font-family-asian="Calibri" style:font-family-complex="Calibri" fo:background-color="#ffffff" fo:color="#000000"/>
    </style:style>
    <style:style style:name="T4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9" style:family="text">
      <style:text-properties fo:font-size="10.50pt" fo:font-weight="normal" fo:font-family="Calibri" style:font-family-asian="Calibri" style:font-family-complex="Calibri" fo:background-color="#ffffff" fo:color="#000000"/>
    </style:style>
    <style:style style:name="T4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1" style:family="text">
      <style:text-properties fo:font-size="10.50pt" fo:font-weight="normal" fo:font-family="Calibri" style:font-family-asian="Calibri" style:font-family-complex="Calibri" fo:background-color="#ffffff" fo:color="#000000"/>
    </style:style>
    <style:style style:name="T452" style:family="text">
      <style:text-properties fo:font-size="14.00pt" fo:font-weight="bold" fo:font-family="'Times New Roman'" style:font-family-asian="'Times New Roman'" style:font-family-complex="'Times New Roman'" fo:background-color="#ffffff" fo:color="#000000"/>
    </style:style>
    <style:style style:name="T453" style:family="text">
      <style:text-properties fo:font-size="10.50pt" fo:font-weight="normal" fo:font-family="Calibri" style:font-family-asian="Calibri" style:font-family-complex="Calibri" fo:background-color="#ffffff" fo:color="#000000"/>
    </style:style>
    <style:style style:name="T4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5" style:family="text">
      <style:text-properties fo:font-size="10.50pt" fo:font-weight="normal" fo:font-family="Calibri" style:font-family-asian="Calibri" style:font-family-complex="Calibri" fo:background-color="#ffffff" fo:color="#000000"/>
    </style:style>
    <style:style style:name="T456" style:family="text">
      <style:text-properties fo:font-size="14.00pt" fo:font-weight="bold" fo:font-family="'Times New Roman'" style:font-family-asian="'Times New Roman'" style:font-family-complex="'Times New Roman'" fo:background-color="#ffffff" fo:color="#000000"/>
    </style:style>
    <style:style style:name="T457" style:family="text">
      <style:text-properties fo:font-size="10.50pt" fo:font-weight="normal" fo:font-family="Calibri" style:font-family-asian="Calibri" style:font-family-complex="Calibri" fo:background-color="#ffffff" fo:color="#000000"/>
    </style:style>
    <style:style style:name="T4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9" style:family="text">
      <style:text-properties fo:font-size="10.50pt" fo:font-weight="normal" fo:font-family="Calibri" style:font-family-asian="Calibri" style:font-family-complex="Calibri" fo:background-color="#ffffff" fo:color="#000000"/>
    </style:style>
    <style:style style:name="T4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1" style:family="text">
      <style:text-properties fo:font-size="10.50pt" fo:font-weight="normal" fo:font-family="Calibri" style:font-family-asian="Calibri" style:font-family-complex="Calibri" fo:background-color="#ffffff" fo:color="#000000"/>
    </style:style>
    <style:style style:name="T4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3" style:family="text">
      <style:text-properties fo:font-size="10.50pt" fo:font-weight="normal" fo:font-family="Calibri" style:font-family-asian="Calibri" style:font-family-complex="Calibri" fo:background-color="#ffffff" fo:color="#000000"/>
    </style:style>
    <style:style style:name="T4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5" style:family="text">
      <style:text-properties fo:font-size="14.00pt" fo:font-weight="bold" fo:font-family="'Times New Roman'" style:font-family-asian="'Times New Roman'" style:font-family-complex="'Times New Roman'" fo:background-color="#ffffff" fo:color="#000000"/>
    </style:style>
    <style:style style:name="T466" style:family="text">
      <style:text-properties fo:font-size="10.50pt" fo:font-weight="normal" fo:font-family="Calibri" style:font-family-asian="Calibri" style:font-family-complex="Calibri" fo:background-color="#ffffff" fo:color="#000000"/>
    </style:style>
    <style:style style:name="T4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8" style:family="text">
      <style:text-properties fo:font-size="10.50pt" fo:font-weight="normal" fo:font-family="Calibri" style:font-family-asian="Calibri" style:font-family-complex="Calibri" fo:background-color="#ffffff" fo:color="#000000"/>
    </style:style>
    <style:style style:name="T469" style:family="text">
      <style:text-properties fo:font-size="10.50pt" fo:font-weight="normal" fo:font-family="Calibri" style:font-family-asian="Calibri" style:font-family-complex="Calibri" fo:background-color="#ffffff" fo:color="#000000"/>
    </style:style>
    <style:style style:name="T470" style:family="text">
      <style:text-properties fo:font-size="10.50pt" fo:font-weight="normal" fo:font-family="Calibri" style:font-family-asian="Calibri" style:font-family-complex="Calibri" fo:background-color="#ffffff" fo:color="#000000"/>
    </style:style>
    <style:style style:name="T4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2" style:family="text">
      <style:text-properties fo:font-size="10.50pt" fo:font-weight="normal" fo:font-family="Calibri" style:font-family-asian="Calibri" style:font-family-complex="Calibri" fo:background-color="#ffffff" fo:color="#000000"/>
    </style:style>
    <style:style style:name="T473" style:family="text">
      <style:text-properties fo:font-size="10.50pt" fo:font-weight="normal" fo:font-family="Calibri" style:font-family-asian="Calibri" style:font-family-complex="Calibri" fo:background-color="#ffffff" fo:color="#000000"/>
    </style:style>
    <style:style style:name="T474" style:family="text">
      <style:text-properties fo:font-size="10.50pt" fo:font-weight="normal" fo:font-family="Calibri" style:font-family-asian="Calibri" style:font-family-complex="Calibri" fo:background-color="#ffffff" fo:color="#000000"/>
    </style:style>
    <style:style style:name="T4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6" style:family="text">
      <style:text-properties fo:font-size="10.50pt" fo:font-weight="normal" fo:font-family="Calibri" style:font-family-asian="Calibri" style:font-family-complex="Calibri" fo:background-color="#ffffff" fo:color="#000000"/>
    </style:style>
    <style:style style:name="T4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8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479" style:family="text">
      <style:text-properties fo:font-size="10.50pt" fo:font-weight="normal" fo:font-family="'Times New Roman'" style:font-family-asian="'Times New Roman'" style:font-family-complex="'Times New Roman'" fo:background-color="#ffffff" fo:color="#000000"/>
    </style:style>
    <style:style style:name="T480" style:family="text">
      <style:text-properties fo:font-size="10.50pt" fo:font-weight="normal" fo:font-family="Calibri" style:font-family-asian="Calibri" style:font-family-complex="Calibri" fo:background-color="#ffffff" fo:color="#000000"/>
    </style:style>
    <style:style style:name="T4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48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4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8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5.00%" fo:text-align="center" fo:margin-bottom="8.00pt"/>
    </style:style>
    <style:style style:name="P2" style:family="paragraph">
      <style:paragraph-properties fo:line-height="105.00%" fo:text-align="left" fo:margin-bottom="8.00pt"/>
    </style:style>
    <style:style style:name="P3" style:family="paragraph">
      <style:paragraph-properties fo:line-height="105.00%" fo:text-align="center" fo:margin-bottom="8.00pt"/>
    </style:style>
    <style:style style:name="P4" style:family="paragraph">
      <style:paragraph-properties fo:line-height="100.00%" fo:text-align="right"/>
    </style:style>
    <style:style style:name="P5" style:family="paragraph">
      <style:paragraph-properties fo:line-height="100.00%" fo:text-align="right" fo:margin-left="283.20pt" fo:text-indent="35.40pt"/>
    </style:style>
    <style:style style:name="P6" style:family="paragraph">
      <style:paragraph-properties fo:line-height="100.00%" fo:text-align="right"/>
    </style:style>
    <style:style style:name="P7" style:family="paragraph">
      <style:paragraph-properties fo:line-height="100.00%" fo:text-align="right" fo:margin-left="283.20pt" fo:text-indent="35.40pt"/>
    </style:style>
    <style:style style:name="P8" style:family="paragraph">
      <style:paragraph-properties fo:line-height="100.00%" fo:text-align="right"/>
    </style:style>
    <style:style style:name="P9" style:family="paragraph">
      <style:paragraph-properties fo:line-height="100.00%" fo:text-align="center"/>
    </style:style>
    <style:style style:name="P10" style:family="paragraph">
      <style:paragraph-properties fo:line-height="105.00%" fo:text-align="center" fo:margin-bottom="8.00pt"/>
    </style:style>
    <text:list-style style:name="L11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1" style:family="paragraph">
      <style:paragraph-properties fo:line-height="105.00%" fo:text-align="left" fo:margin-left="-18.00pt" fo:text-indent="18.00pt" fo:margin-bottom="8.00pt"/>
    </style:style>
    <style:style style:name="P12" style:family="paragraph">
      <style:paragraph-properties fo:line-height="105.00%" fo:text-align="left" fo:margin-bottom="8.00pt"/>
    </style:style>
    <style:style style:name="P13" style:family="paragraph">
      <style:paragraph-properties fo:line-height="105.00%" fo:text-align="center" fo:margin-bottom="8.00pt"/>
    </style:style>
    <style:style style:name="P14" style:family="paragraph">
      <style:paragraph-properties fo:line-height="105.00%" fo:text-align="left" fo:margin-bottom="8.00pt"/>
    </style:style>
    <style:style style:name="P15" style:family="paragraph">
      <style:paragraph-properties fo:line-height="105.00%" fo:text-align="center" fo:margin-bottom="8.00pt"/>
    </style:style>
    <style:style style:name="P16" style:family="paragraph">
      <style:paragraph-properties fo:line-height="105.00%" fo:text-align="left" fo:margin-top="10.00pt"/>
    </style:style>
    <style:style style:name="P17" style:family="paragraph">
      <style:paragraph-properties fo:line-height="100.00%" fo:text-align="left"/>
    </style:style>
    <text:list-style style:name="L1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8" style:family="paragraph">
      <style:paragraph-properties fo:line-height="100.00%" fo:text-align="left" fo:margin-left="-18.00pt" fo:text-indent="18.00pt"/>
    </style:style>
    <style:style style:name="P19" style:family="paragraph">
      <style:paragraph-properties fo:line-height="105.00%" fo:text-align="left" fo:margin-left="-18.00pt" fo:text-indent="18.00pt"/>
    </style:style>
    <style:style style:name="P20" style:family="paragraph">
      <style:paragraph-properties fo:line-height="105.00%" fo:text-align="left" fo:margin-top="10.00pt"/>
    </style:style>
    <style:style style:name="P21" style:family="paragraph">
      <style:paragraph-properties fo:line-height="100.00%" fo:text-align="left"/>
    </style:style>
    <text:list-style style:name="L2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2" style:family="paragraph">
      <style:paragraph-properties fo:line-height="100.00%" fo:text-align="left" fo:margin-left="-18.00pt" fo:text-indent="18.00pt"/>
    </style:style>
    <style:style style:name="P23" style:family="paragraph">
      <style:paragraph-properties fo:line-height="100.00%" fo:text-align="left"/>
    </style:style>
    <text:list-style style:name="L2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4" style:family="paragraph">
      <style:paragraph-properties fo:line-height="100.00%" fo:text-align="left" fo:margin-left="-18.00pt" fo:text-indent="18.00pt"/>
    </style:style>
    <style:style style:name="P25" style:family="paragraph">
      <style:paragraph-properties fo:line-height="100.00%" fo:text-align="left" fo:margin-left="-18.00pt" fo:text-indent="18.00pt"/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50.00%" fo:text-align="center">
        <style:tab-stops>
          <style:tab-stop style:position="177.65pt"/>
        </style:tab-stops>
      </style:paragraph-properties>
    </style:style>
    <style:style style:name="P28" style:family="paragraph">
      <style:paragraph-properties fo:line-height="150.00%" fo:text-align="left">
        <style:tab-stops>
          <style:tab-stop style:position="177.65pt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1.10pt" fo:text-indent="-1.10pt">
        <style:tab-stops>
          <style:tab-stop style:position="112.95pt" style:type="center"/>
          <style:tab-stop style:position="3288.55pt" style:type="center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1.10pt" fo:text-indent="-1.10pt">
        <style:tab-stops>
          <style:tab-stop style:position="112.95pt" style:type="center"/>
          <style:tab-stop style:position="3288.55pt" style:type="center"/>
        </style:tab-stops>
      </style:paragraph-properties>
    </style:style>
    <style:style style:name="P33" style:family="paragraph">
      <style:paragraph-properties fo:line-height="100.00%" fo:text-align="left" fo:margin-left="1.10pt" fo:text-indent="-1.10pt">
        <style:tab-stops>
          <style:tab-stop style:position="112.95pt" style:type="center"/>
          <style:tab-stop style:position="3288.55pt" style:type="center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1.10pt" fo:text-indent="-1.10pt">
        <style:tab-stops>
          <style:tab-stop style:position="112.95pt" style:type="center"/>
          <style:tab-stop style:position="3288.55pt" style:type="center"/>
        </style:tab-stops>
      </style:paragraph-properties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 fo:margin-left="1.10pt" fo:text-indent="-1.10pt">
        <style:tab-stops>
          <style:tab-stop style:position="112.95pt" style:type="center"/>
          <style:tab-stop style:position="3288.55pt" style:type="center"/>
        </style:tab-stops>
      </style:paragraph-properties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 fo:margin-left="1.10pt" fo:text-indent="-1.10pt">
        <style:tab-stops>
          <style:tab-stop style:position="112.95pt" style:type="center"/>
          <style:tab-stop style:position="3288.55pt" style:type="center"/>
        </style:tab-stops>
      </style:paragraph-properties>
    </style:style>
    <style:style style:name="P40" style:family="paragraph">
      <style:paragraph-properties fo:line-height="150.00%" fo:text-align="left">
        <style:tab-stops>
          <style:tab-stop style:position="177.65pt"/>
        </style:tab-stops>
      </style:paragraph-properties>
    </style:style>
    <style:style style:name="P41" style:family="paragraph">
      <style:paragraph-properties fo:line-height="150.00%" fo:text-align="center">
        <style:tab-stops>
          <style:tab-stop style:position="177.65pt"/>
        </style:tab-stops>
      </style:paragraph-properties>
    </style:style>
    <style:style style:name="P42" style:family="paragraph">
      <style:paragraph-properties fo:line-height="150.00%" fo:text-align="left" fo:margin-left="-42.55pt" fo:text-indent="53.45pt">
        <style:tab-stops>
          <style:tab-stop style:position="177.65pt"/>
        </style:tab-stops>
      </style:paragraph-properties>
    </style:style>
    <text:list-style style:name="L43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43" style:family="paragraph">
      <style:paragraph-properties fo:line-height="150.00%" fo:text-align="left" fo:margin-left="-18.00pt" fo:text-indent="18.00pt">
        <style:tab-stops>
          <style:tab-stop style:position="141.65pt"/>
        </style:tab-stops>
      </style:paragraph-properties>
    </style:style>
    <style:style style:name="P44" style:family="paragraph">
      <style:paragraph-properties fo:line-height="150.00%" fo:text-align="left">
        <style:tab-stops>
          <style:tab-stop style:position="177.65pt"/>
        </style:tab-stops>
      </style:paragraph-properties>
    </style:style>
    <style:style style:name="P45" style:family="paragraph">
      <style:paragraph-properties fo:line-height="150.00%" fo:text-align="justify" fo:margin-left="-42.55pt" fo:text-indent="53.45pt">
        <style:tab-stops>
          <style:tab-stop style:position="177.65pt"/>
        </style:tab-stops>
      </style:paragraph-properties>
    </style:style>
    <style:style style:name="P46" style:family="paragraph">
      <style:paragraph-properties fo:line-height="150.00%" fo:text-align="left">
        <style:tab-stops>
          <style:tab-stop style:position="177.65pt"/>
        </style:tab-stops>
      </style:paragraph-properties>
    </style:style>
    <style:style style:name="P47" style:family="paragraph">
      <style:paragraph-properties fo:line-height="150.00%" fo:text-align="center">
        <style:tab-stops>
          <style:tab-stop style:position="177.65pt"/>
        </style:tab-stops>
      </style:paragraph-properties>
    </style:style>
    <style:style style:name="P48" style:family="paragraph">
      <style:paragraph-properties fo:line-height="150.00%" fo:text-align="left">
        <style:tab-stops>
          <style:tab-stop style:position="177.65pt"/>
        </style:tab-stops>
      </style:paragraph-properties>
    </style: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left" fo:margin-bottom="14.15pt"/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150.00%" fo:text-align="left">
        <style:tab-stops>
          <style:tab-stop style:position="177.65pt"/>
        </style:tab-stops>
      </style:paragraph-properties>
    </style:style>
    <style:style style:name="P53" style:family="paragraph">
      <style:paragraph-properties fo:line-height="100.00%" fo:text-align="left"/>
    </style:style>
    <style:style style:name="P54" style:family="paragraph">
      <style:paragraph-properties fo:line-height="150.00%" fo:text-align="left">
        <style:tab-stops>
          <style:tab-stop style:position="177.65pt"/>
        </style:tab-stops>
      </style:paragraph-properties>
    </style:style>
    <style:style style:name="P55" style:family="paragraph">
      <style:paragraph-properties fo:line-height="100.00%" fo:text-align="left"/>
    </style:style>
    <style:style style:name="P56" style:family="paragraph">
      <style:paragraph-properties fo:line-height="100.00%" fo:text-align="left" fo:margin-bottom="14.15pt"/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00.00%" fo:text-align="left" fo:margin-bottom="14.15pt"/>
    </style:style>
    <style:style style:name="P59" style:family="paragraph">
      <style:paragraph-properties fo:line-height="150.00%" fo:text-align="left">
        <style:tab-stops>
          <style:tab-stop style:position="177.65pt"/>
        </style:tab-stops>
      </style:paragraph-properties>
    </style:style>
    <style:style style:name="P60" style:family="paragraph">
      <style:paragraph-properties fo:line-height="100.00%" fo:text-align="left"/>
    </style:style>
    <style:style style:name="P61" style:family="paragraph">
      <style:paragraph-properties fo:line-height="100.00%" fo:text-align="left" fo:margin-bottom="14.15pt"/>
    </style:style>
    <style:style style:name="P62" style:family="paragraph">
      <style:paragraph-properties fo:line-height="100.00%" fo:text-align="left"/>
    </style:style>
    <style:style style:name="P63" style:family="paragraph">
      <style:paragraph-properties fo:line-height="150.00%" fo:text-align="left">
        <style:tab-stops>
          <style:tab-stop style:position="177.65pt"/>
        </style:tab-stops>
      </style:paragraph-properties>
    </style:style>
    <style:style style:name="P64" style:family="paragraph">
      <style:paragraph-properties fo:line-height="105.00%" fo:text-align="left"/>
    </style:style>
    <style:style style:name="P65" style:family="paragraph">
      <style:paragraph-properties fo:line-height="105.00%" fo:text-align="center" fo:margin-bottom="8.00pt"/>
    </style:style>
    <style:style style:name="P66" style:family="paragraph">
      <style:paragraph-properties fo:line-height="100.00%" fo:text-align="left"/>
    </style:style>
    <style:style style:name="P67" style:family="paragraph">
      <style:paragraph-properties fo:line-height="105.00%" fo:text-align="left" fo:margin-bottom="8.00pt"/>
    </style:style>
    <style:style style:name="P68" style:family="paragraph">
      <style:paragraph-properties fo:line-height="105.00%" fo:text-align="center" fo:margin-bottom="8.00pt"/>
    </style:style>
    <style:style style:name="P69" style:family="paragraph">
      <style:paragraph-properties fo:line-height="105.00%" fo:text-align="left"/>
    </style:style>
    <style:style style:name="P70" style:family="paragraph">
      <style:paragraph-properties fo:line-height="150.00%" fo:text-align="center" fo:margin-bottom="8.00pt"/>
    </style:style>
    <style:style style:name="P71" style:family="paragraph">
      <style:paragraph-properties fo:line-height="150.00%" fo:text-align="left" fo:margin-bottom="8.00pt"/>
    </style:style>
    <style:style style:name="P72" style:family="paragraph">
      <style:paragraph-properties fo:line-height="100.00%" fo:text-align="justify" fo:margin-bottom="8.00pt"/>
    </style:style>
    <style:style style:name="TableColumn0100" style:family="table-column">
      <style:table-column-properties style:column-width="1.584028in"/>
    </style:style>
    <style:style style:name="TableColumn0101" style:family="table-column">
      <style:table-column-properties style:column-width="5.109028in"/>
    </style:style>
    <style:style style:name="Table01" style:family="table">
      <style:table-properties style:width="6.693056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15278in" fo:padding-right="0.015278in" fo:vertical-align="center" fo:background-color="#d9d9d9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15278in" fo:padding-right="0.015278in" fo:vertical-align="center" fo:background-color="#efefe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15278in" fo:padding-right="0.015278in" fo:vertical-align="center" fo:background-color="#d9d9d9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15278in" fo:padding-right="0.015278in" fo:vertical-align="center" fo:background-color="#efefe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15278in" fo:padding-right="0.015278in" fo:vertical-align="center" fo:background-color="#d9d9d9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15278in" fo:padding-right="0.015278in" fo:vertical-align="center" fo:background-color="#efefe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15278in" fo:padding-right="0.015278in" fo:vertical-align="center" fo:background-color="#d9d9d9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15278in" fo:padding-right="0.015278in" fo:vertical-align="center" fo:background-color="#efefef"/>
    </style:style>
  </office:automatic-styles>
  <office:body>
    <office:text>
      <text:p text:style-name="P1"><text:span text:style-name="T1">Московский Авиационный Институт</text:span></text:p>
      <text:p text:style-name="P1"><text:span text:style-name="T2">(</text:span><text:span text:style-name="T3">Национальный Исследовательский Университет)</text:span></text:p>
      <text:p text:style-name="P1"><text:span text:style-name="T3">Факультет информационных технологий и прикладной математики</text:span></text:p>
      <text:p text:style-name="P1"><text:span text:style-name="T3">Кафедра вычислительной математики и программирования</text:span></text:p>
      <text:p text:style-name="P1"><text:span text:style-name="T4"/></text:p>
      <text:p text:style-name="P1"><text:span text:style-name="T4"/></text:p>
      <text:p text:style-name="P1"><text:span text:style-name="T5">Лабораторная работа<text:s/></text:span><text:span text:style-name="T6">№</text:span><text:span text:style-name="T7">5<text:s/></text:span><text:span text:style-name="T8">по курсу</text:span></text:p>
      <text:p text:style-name="P1"><text:span text:style-name="T9">«</text:span><text:span text:style-name="T10">Операционные системы</text:span><text:span text:style-name="T11">»</text:span></text:p>
      <text:p text:style-name="P1"><text:span text:style-name="T12"/></text:p>
      <text:p text:style-name="P1"><text:span text:style-name="T12"/></text:p>
      <text:p text:style-name="P2"><text:span text:style-name="T12"/></text:p>
      <text:p text:style-name="P3"><text:span text:style-name="T12"/></text:p>
      <text:p text:style-name="P3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6"><text:span text:style-name="T13">Студент: Чубуков Андрей Владимирович</text:span></text:p>
      <text:p text:style-name="P7"><text:span text:style-name="T13">Группа: М8О-208Б-21</text:span></text:p>
      <text:p text:style-name="P7"><text:span text:style-name="T13">Вариант: 2</text:span></text:p>
      <text:p text:style-name="P8"><text:span text:style-name="T13">Преподаватель: Соколов Андрей Алексеевич</text:span></text:p>
      <text:p text:style-name="P8"><text:span text:style-name="T13">Оценка: ___________</text:span></text:p>
      <text:p text:style-name="P8"><text:span text:style-name="T13">Дата: ___________</text:span></text:p>
      <text:p text:style-name="P8"><text:span text:style-name="T13">Подпись: ___________</text:span></text:p>
      <text:p text:style-name="P9"><text:span text:style-name="T14"/></text:p>
      <text:p text:style-name="P9"><text:span text:style-name="T14"/></text:p>
      <text:p text:style-name="P9"><text:span text:style-name="T15">Москва, 2022</text:span></text:p>
      <text:p text:style-name="P10"><text:span text:style-name="T16">Содержание</text:span></text:p>
      <text:list text:style-name="L11">
        <text:list-item>
          <text:p text:style-name="P11"><text:span text:style-name="T17">Репозиторий</text:span></text:p>
        </text:list-item>
        <text:list-item>
          <text:p text:style-name="P11"><text:span text:style-name="T17">Постановка задачи</text:span></text:p>
        </text:list-item>
        <text:list-item>
          <text:p text:style-name="P11"><text:span text:style-name="T17">Общие сведения о программе</text:span></text:p>
        </text:list-item>
        <text:list-item>
          <text:p text:style-name="P11"><text:span text:style-name="T17">Общий метод и алгоритм решения</text:span></text:p>
        </text:list-item>
        <text:list-item>
          <text:p text:style-name="P11"><text:span text:style-name="T17">Исходный код</text:span></text:p>
        </text:list-item>
        <text:list-item>
          <text:p text:style-name="P11"><text:span text:style-name="T17">Сборка программы</text:span></text:p>
        </text:list-item>
        <text:list-item>
          <text:p text:style-name="P11"><text:span text:style-name="T17">Демонстрация работы программы</text:span></text:p>
        </text:list-item>
        <text:list-item>
          <text:p text:style-name="P11"><text:span text:style-name="T17">Выводы</text:span></text:p>
        </text:list-item>
      </text:list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3"><text:span text:style-name="T19">Репозиторий</text:span></text:p>
      <text:p text:style-name="P14"><text:a xlink:href="https://github.com/Mrak0bEss/OS/tree/main/lab5"><text:span text:style-name="T20">https://github.com/Mrak0bEss/OS/tree/main/lab5</text:span></text:a><text:span text:style-name="T21"/></text:p>
      <text:p text:style-name="P14"><text:span text:style-name="T22"/></text:p>
      <text:p text:style-name="P15"><text:span text:style-name="T23">Постановка задачи</text:span></text:p>
      <text:p text:style-name="P16"><text:span text:style-name="T24">Цель работы</text:span></text:p>
      <text:p text:style-name="P17"><text:span text:style-name="T25">Приобретение</text:span><text:span text:style-name="T26"><text:s/></text:span><text:span text:style-name="T27">практических</text:span><text:span text:style-name="T28"><text:s/></text:span><text:span text:style-name="T29">навыков</text:span><text:span text:style-name="T30"><text:s/></text:span><text:span text:style-name="T31">в</text:span><text:span text:style-name="T32">:</text:span></text:p>
      <text:list text:style-name="L18">
        <text:list-item>
          <text:p text:style-name="P18"><text:span text:style-name="T33">Создание</text:span><text:span text:style-name="T34"><text:s/></text:span><text:span text:style-name="T35">динамических</text:span><text:span text:style-name="T36"><text:s/></text:span><text:span text:style-name="T37">библиотек</text:span></text:p>
        </text:list-item>
        <text:list-item>
          <text:p text:style-name="P19"><text:span text:style-name="T37">Создание</text:span><text:span text:style-name="T38"><text:s/></text:span><text:span text:style-name="T39">программ</text:span><text:span text:style-name="T40">,<text:s/></text:span><text:span text:style-name="T41">которые</text:span><text:span text:style-name="T42"><text:s/></text:span><text:span text:style-name="T43">используют</text:span><text:span text:style-name="T44"><text:s/></text:span><text:span text:style-name="T45">функции</text:span><text:span text:style-name="T46"><text:s/></text:span><text:span text:style-name="T47">динамических</text:span><text:span text:style-name="T48"><text:s/></text:span><text:span text:style-name="T49">библиотек</text:span></text:p>
        </text:list-item>
      </text:list>
      <text:p text:style-name="P20"><text:span text:style-name="T50">Задание</text:span></text:p>
      <text:p text:style-name="P21"><text:span text:style-name="T51">Требуется</text:span><text:span text:style-name="T52"><text:s/></text:span><text:span text:style-name="T53">создать</text:span><text:span text:style-name="T54"><text:s/></text:span><text:span text:style-name="T55">динамические</text:span><text:span text:style-name="T56"><text:s/></text:span><text:span text:style-name="T57">библиотеки</text:span><text:span text:style-name="T58">,<text:s/></text:span><text:span text:style-name="T59">которые</text:span><text:span text:style-name="T60"><text:s/></text:span><text:span text:style-name="T61">реализуют</text:span><text:span text:style-name="T62"><text:s/></text:span><text:span text:style-name="T63">определенный</text:span><text:span text:style-name="T64"><text:s/></text:span><text:span text:style-name="T65">функционал</text:span><text:span text:style-name="T66">.</text:span></text:p>
      <text:p text:style-name="P21"><text:span text:style-name="T67">Далее</text:span><text:span text:style-name="T68"><text:s/></text:span><text:span text:style-name="T69">использовать</text:span><text:span text:style-name="T70"><text:s/></text:span><text:span text:style-name="T71">данные</text:span><text:span text:style-name="T72"><text:s/></text:span><text:span text:style-name="T73">библиотеки</text:span><text:span text:style-name="T74"><text:s/>2-</text:span><text:span text:style-name="T75">мя</text:span><text:span text:style-name="T76"><text:s/></text:span><text:span text:style-name="T77">способами</text:span><text:span text:style-name="T78">:</text:span></text:p>
      <text:p text:style-name="P21"><text:span text:style-name="T79">1.<text:s/></text:span><text:span text:style-name="T80">Во</text:span><text:span text:style-name="T81"><text:s/></text:span><text:span text:style-name="T82">время</text:span><text:span text:style-name="T83"><text:s/></text:span><text:span text:style-name="T84">компиляции</text:span><text:span text:style-name="T85"><text:s/>(</text:span><text:span text:style-name="T86">на</text:span><text:span text:style-name="T87"><text:s/></text:span><text:span text:style-name="T88">этапе</text:span><text:span text:style-name="T89"><text:s/></text:span><text:span text:style-name="T90">«</text:span><text:span text:style-name="T91">линковки</text:span><text:span text:style-name="T92">»/linking)</text:span></text:p>
      <text:p text:style-name="P21"><text:span text:style-name="T92">2.<text:s/></text:span><text:span text:style-name="T93">Во</text:span><text:span text:style-name="T94"><text:s/></text:span><text:span text:style-name="T95">время</text:span><text:span text:style-name="T96"><text:s/></text:span><text:span text:style-name="T97">исполнения</text:span><text:span text:style-name="T98"><text:s/></text:span><text:span text:style-name="T99">программы</text:span><text:span text:style-name="T100">.<text:s/></text:span><text:span text:style-name="T101">Библиотеки</text:span><text:span text:style-name="T102"><text:s/></text:span><text:span text:style-name="T103">загружаются</text:span><text:span text:style-name="T104"><text:s/></text:span><text:span text:style-name="T105">в</text:span><text:span text:style-name="T106"><text:s/></text:span><text:span text:style-name="T107">память</text:span><text:span text:style-name="T108"><text:s/></text:span><text:span text:style-name="T109">с</text:span><text:span text:style-name="T110"><text:s/></text:span><text:span text:style-name="T111">помощью</text:span></text:p>
      <text:p text:style-name="P21"><text:span text:style-name="T111">интерфейса</text:span><text:span text:style-name="T112"><text:s/></text:span><text:span text:style-name="T113">ОС</text:span><text:span text:style-name="T114"><text:s/></text:span><text:span text:style-name="T115">для</text:span><text:span text:style-name="T116"><text:s/></text:span><text:span text:style-name="T117">работы</text:span><text:span text:style-name="T118"><text:s/></text:span><text:span text:style-name="T119">с</text:span><text:span text:style-name="T120"><text:s/></text:span><text:span text:style-name="T121">динамическими</text:span><text:span text:style-name="T122"><text:s/></text:span><text:span text:style-name="T123">библиотеками</text:span></text:p>
      <text:p text:style-name="P21"><text:span text:style-name="T123">В</text:span><text:span text:style-name="T124"><text:s/></text:span><text:span text:style-name="T125">конечном</text:span><text:span text:style-name="T126"><text:s/></text:span><text:span text:style-name="T127">итоге</text:span><text:span text:style-name="T128">,<text:s/></text:span><text:span text:style-name="T129">в</text:span><text:span text:style-name="T130"><text:s/></text:span><text:span text:style-name="T131">лабораторной</text:span><text:span text:style-name="T132"><text:s/></text:span><text:span text:style-name="T133">работе</text:span><text:span text:style-name="T134"><text:s/></text:span><text:span text:style-name="T135">необходимо</text:span><text:span text:style-name="T136"><text:s/></text:span><text:span text:style-name="T137">получить</text:span><text:span text:style-name="T138"><text:s/></text:span><text:span text:style-name="T139">следующие</text:span><text:span text:style-name="T140"><text:s/></text:span><text:span text:style-name="T141">части</text:span><text:span text:style-name="T142">:</text:span></text:p>
      <text:list text:style-name="L22">
        <text:list-item>
          <text:p text:style-name="P22"><text:span text:style-name="T143">Динамические</text:span><text:span text:style-name="T144"><text:s/></text:span><text:span text:style-name="T145">библиотеки</text:span><text:span text:style-name="T146">,<text:s/></text:span><text:span text:style-name="T147">реализующие</text:span><text:span text:style-name="T148"><text:s/></text:span><text:span text:style-name="T149">контракты</text:span><text:span text:style-name="T150">,<text:s/></text:span><text:span text:style-name="T151">которые</text:span><text:span text:style-name="T152"><text:s/></text:span><text:span text:style-name="T153">заданы</text:span><text:span text:style-name="T154"><text:s/></text:span><text:span text:style-name="T155">вариантом</text:span><text:span text:style-name="T156">;</text:span></text:p>
        </text:list-item>
        <text:list-item>
          <text:p text:style-name="P22"><text:span text:style-name="T157">Тестовая</text:span><text:span text:style-name="T158"><text:s/></text:span><text:span text:style-name="T159">программа</text:span><text:span text:style-name="T160"><text:s/>(</text:span><text:span text:style-name="T161">программа</text:span><text:span text:style-name="T162"><text:s/>No1),<text:s/></text:span><text:span text:style-name="T163">которая</text:span><text:span text:style-name="T164"><text:s/></text:span><text:span text:style-name="T165">используют</text:span><text:span text:style-name="T166"><text:s/></text:span><text:span text:style-name="T167">одну</text:span><text:span text:style-name="T168"><text:s/></text:span><text:span text:style-name="T169">из</text:span><text:span text:style-name="T170"><text:s/></text:span><text:span text:style-name="T171">библиотек</text:span><text:span text:style-name="T172">,<text:s/></text:span><text:span text:style-name="T173">используя</text:span><text:span text:style-name="T174"><text:s/></text:span><text:span text:style-name="T175">знания</text:span><text:span text:style-name="T176"><text:s/></text:span><text:span text:style-name="T177">полученные</text:span><text:span text:style-name="T178"><text:s/></text:span><text:span text:style-name="T179">на</text:span><text:span text:style-name="T180"><text:s/></text:span><text:span text:style-name="T181">этапе</text:span><text:span text:style-name="T182"><text:s/></text:span><text:span text:style-name="T183">компиляции</text:span><text:span text:style-name="T184">;</text:span></text:p>
        </text:list-item>
        <text:list-item>
          <text:p text:style-name="P22"><text:span text:style-name="T185">Тестовая</text:span><text:span text:style-name="T186"><text:s/></text:span><text:span text:style-name="T187">программа</text:span><text:span text:style-name="T188"><text:s/>(</text:span><text:span text:style-name="T189">программа</text:span><text:span text:style-name="T190"><text:s/>No2),<text:s/></text:span><text:span text:style-name="T191">которая</text:span><text:span text:style-name="T192"><text:s/></text:span><text:span text:style-name="T193">загружает</text:span><text:span text:style-name="T194"><text:s/></text:span><text:span text:style-name="T195">библиотеки</text:span><text:span text:style-name="T196">,<text:s/></text:span><text:span text:style-name="T197">используя</text:span><text:span text:style-name="T198"><text:s/></text:span><text:span text:style-name="T199">только</text:span><text:span text:style-name="T200"><text:s/></text:span><text:span text:style-name="T201">их</text:span><text:span text:style-name="T202"><text:s/></text:span><text:span text:style-name="T203">местоположение</text:span><text:span text:style-name="T204"><text:s/></text:span><text:span text:style-name="T205">и</text:span><text:span text:style-name="T206"><text:s/></text:span><text:span text:style-name="T207">контракты</text:span><text:span text:style-name="T208">.</text:span></text:p>
        </text:list-item>
      </text:list>
      <text:p text:style-name="P23"><text:span text:style-name="T209">Провести</text:span><text:span text:style-name="T210"><text:s/></text:span><text:span text:style-name="T211">анализ</text:span><text:span text:style-name="T212"><text:s/></text:span><text:span text:style-name="T213">двух</text:span><text:span text:style-name="T214"><text:s/></text:span><text:span text:style-name="T215">типов</text:span><text:span text:style-name="T216"><text:s/></text:span><text:span text:style-name="T217">использования</text:span><text:span text:style-name="T218"><text:s/></text:span><text:span text:style-name="T219">библиотек</text:span><text:span text:style-name="T220">.</text:span></text:p>
      <text:p text:style-name="P23"><text:span text:style-name="T221"/></text:p>
      <text:p text:style-name="P23"><text:span text:style-name="T222">Пользовательский</text:span><text:span text:style-name="T223"><text:s/></text:span><text:span text:style-name="T224">ввод</text:span><text:span text:style-name="T225"><text:s/></text:span><text:span text:style-name="T226">для</text:span><text:span text:style-name="T227"><text:s/></text:span><text:span text:style-name="T228">обоих</text:span><text:span text:style-name="T229"><text:s/></text:span><text:span text:style-name="T230">программ</text:span><text:span text:style-name="T231"><text:s/></text:span><text:span text:style-name="T232">должен</text:span><text:span text:style-name="T233"><text:s/></text:span><text:span text:style-name="T234">быть</text:span><text:span text:style-name="T235"><text:s/></text:span><text:span text:style-name="T236">организован</text:span><text:span text:style-name="T237"><text:s/></text:span><text:span text:style-name="T238">следующим</text:span><text:span text:style-name="T239"><text:s/></text:span><text:span text:style-name="T240">образом</text:span><text:span text:style-name="T241">:</text:span></text:p>
      <text:list text:style-name="L24">
        <text:list-item>
          <text:p text:style-name="P24"><text:span text:style-name="T242">Если</text:span><text:span text:style-name="T243"><text:s/></text:span><text:span text:style-name="T244">пользователь</text:span><text:span text:style-name="T245"><text:s/></text:span><text:span text:style-name="T246">вводит</text:span><text:span text:style-name="T247"><text:s/></text:span><text:span text:style-name="T248">команду</text:span><text:span text:style-name="T249"><text:s/></text:span><text:span text:style-name="T250">«0»,<text:s/></text:span><text:span text:style-name="T251">то</text:span><text:span text:style-name="T252"><text:s/></text:span><text:span text:style-name="T253">программа</text:span><text:span text:style-name="T254"><text:s/></text:span><text:span text:style-name="T255">переключает</text:span><text:span text:style-name="T256"><text:s/></text:span><text:span text:style-name="T257">одну</text:span><text:span text:style-name="T258"><text:s/></text:span><text:span text:style-name="T259">реализацию</text:span><text:span text:style-name="T260"><text:s/></text:span><text:span text:style-name="T261">контрактов</text:span><text:span text:style-name="T262"><text:s/></text:span><text:span text:style-name="T263">на</text:span><text:span text:style-name="T264"><text:s/></text:span><text:span text:style-name="T265">другую</text:span><text:span text:style-name="T266"><text:s/>(</text:span><text:span text:style-name="T267">необходимо</text:span><text:span text:style-name="T268"><text:s/></text:span><text:span text:style-name="T269">только</text:span><text:span text:style-name="T270"><text:s/></text:span><text:span text:style-name="T271">для</text:span><text:span text:style-name="T272"><text:s/></text:span><text:span text:style-name="T273">программы</text:span><text:span text:style-name="T274"><text:s/>No2).<text:s/></text:span><text:span text:style-name="T275">Можно</text:span><text:span text:style-name="T276"><text:s/></text:span><text:span text:style-name="T277">реализовать</text:span><text:span text:style-name="T278"><text:s/></text:span><text:span text:style-name="T279">лабораторную</text:span><text:span text:style-name="T280"><text:s/></text:span><text:span text:style-name="T281">работу</text:span><text:span text:style-name="T282"><text:s/></text:span><text:span text:style-name="T283">без</text:span><text:span text:style-name="T284"><text:s/></text:span><text:span text:style-name="T285">данной</text:span><text:span text:style-name="T286"><text:s/></text:span><text:span text:style-name="T287">функции</text:span><text:span text:style-name="T288">,<text:s/></text:span><text:span text:style-name="T289">но</text:span><text:span text:style-name="T290"><text:s/></text:span><text:span text:style-name="T291">максимальная</text:span><text:span text:style-name="T292"><text:s/></text:span><text:span text:style-name="T293">оценка</text:span><text:span text:style-name="T294"><text:s/></text:span><text:span text:style-name="T295">в</text:span><text:span text:style-name="T296"><text:s/></text:span><text:span text:style-name="T297">этом</text:span><text:span text:style-name="T298"><text:s/></text:span><text:span text:style-name="T299">случае</text:span><text:span text:style-name="T300"><text:s/></text:span><text:span text:style-name="T301">будет</text:span><text:span text:style-name="T302"><text:s/></text:span><text:span text:style-name="T303">«</text:span><text:span text:style-name="T304">хорошо</text:span><text:span text:style-name="T305">»;</text:span></text:p>
        </text:list-item>
        <text:list-item>
          <text:p text:style-name="P24"><text:span text:style-name="T305">«1 arg1 arg2 ... argN»,<text:s/></text:span><text:span text:style-name="T306">где</text:span><text:span text:style-name="T307"><text:s/></text:span><text:span text:style-name="T308">после</text:span><text:span text:style-name="T309"><text:s/></text:span><text:span text:style-name="T310">«1»<text:s/></text:span><text:span text:style-name="T311">идут</text:span><text:span text:style-name="T312"><text:s/></text:span><text:span text:style-name="T313">аргументы</text:span><text:span text:style-name="T314"><text:s/></text:span><text:span text:style-name="T315">для</text:span><text:span text:style-name="T316"><text:s/></text:span><text:span text:style-name="T317">первой</text:span><text:span text:style-name="T318"><text:s/></text:span><text:span text:style-name="T319">функции</text:span><text:span text:style-name="T320">,<text:s/></text:span><text:span text:style-name="T321">предусмотренной</text:span><text:span text:style-name="T322"><text:s/></text:span><text:span text:style-name="T323">контрактами</text:span><text:span text:style-name="T324">.<text:s/></text:span><text:span text:style-name="T325">После</text:span><text:span text:style-name="T326"><text:s/></text:span><text:span text:style-name="T327">ввода</text:span><text:span text:style-name="T328"><text:s/></text:span><text:span text:style-name="T329">команды</text:span><text:span text:style-name="T330"><text:s/></text:span><text:span text:style-name="T331">происходит</text:span><text:span text:style-name="T332"><text:s/></text:span><text:span text:style-name="T333">вызов</text:span><text:span text:style-name="T334"><text:s/></text:span><text:span text:style-name="T335">первой</text:span><text:span text:style-name="T336"><text:s/></text:span><text:span text:style-name="T337">функции</text:span><text:span text:style-name="T338">,<text:s/></text:span><text:span text:style-name="T339">и</text:span><text:span text:style-name="T340"><text:s/></text:span><text:span text:style-name="T341">на</text:span><text:span text:style-name="T342"><text:s/></text:span><text:span text:style-name="T343">экране</text:span><text:span text:style-name="T344"><text:s/></text:span><text:span text:style-name="T345">появляется</text:span><text:span text:style-name="T346"><text:s/></text:span><text:span text:style-name="T347">результат</text:span><text:span text:style-name="T348"><text:s/></text:span><text:span text:style-name="T349">её</text:span><text:span text:style-name="T350"><text:s/></text:span><text:span text:style-name="T351">выполнения</text:span><text:span text:style-name="T352">;</text:span></text:p>
        </text:list-item>
        <text:list-item>
          <text:p text:style-name="P25"><text:span text:style-name="T353">«2 arg1 arg2 ... argM»,<text:s/></text:span><text:span text:style-name="T354">где</text:span><text:span text:style-name="T355"><text:s/></text:span><text:span text:style-name="T356">после</text:span><text:span text:style-name="T357"><text:s/></text:span><text:span text:style-name="T358">«2»<text:s/></text:span><text:span text:style-name="T359">идут</text:span><text:span text:style-name="T360"><text:s/></text:span><text:span text:style-name="T361">аргументы</text:span><text:span text:style-name="T362"><text:s/></text:span><text:span text:style-name="T363">для</text:span><text:span text:style-name="T364"><text:s/></text:span><text:span text:style-name="T365">второй</text:span><text:span text:style-name="T366"><text:s/></text:span><text:span text:style-name="T367">функции</text:span><text:span text:style-name="T368">,<text:s/></text:span><text:span text:style-name="T369">предусмотренной</text:span><text:span text:style-name="T370"><text:s/></text:span><text:span text:style-name="T371">контрактами</text:span><text:span text:style-name="T372">.<text:s/></text:span><text:span text:style-name="T373">После</text:span><text:span text:style-name="T374"><text:s/></text:span><text:span text:style-name="T375">ввода</text:span><text:span text:style-name="T376"><text:s/></text:span><text:span text:style-name="T377">команды</text:span><text:span text:style-name="T378"><text:s/></text:span><text:span text:style-name="T379">происходит</text:span><text:span text:style-name="T380"><text:s/></text:span><text:span text:style-name="T381">вызов</text:span><text:span text:style-name="T382"><text:s/></text:span><text:span text:style-name="T383">второй</text:span><text:span text:style-name="T384"><text:s/></text:span><text:span text:style-name="T385">функции</text:span><text:span text:style-name="T386">,<text:s/></text:span><text:span text:style-name="T387">и</text:span><text:span text:style-name="T388"><text:s/></text:span><text:span text:style-name="T389">на</text:span><text:span text:style-name="T390"><text:s/></text:span><text:span text:style-name="T391">экране</text:span><text:span text:style-name="T392"><text:s/></text:span><text:span text:style-name="T393">появляется</text:span><text:span text:style-name="T394"><text:s/></text:span><text:span text:style-name="T395">результат</text:span><text:span text:style-name="T396"><text:s/></text:span><text:span text:style-name="T397">её</text:span><text:span text:style-name="T398"><text:s/></text:span><text:span text:style-name="T399">выполнения</text:span></text:p>
        </text:list-item>
      </text:list>
      <text:p text:style-name="P26"><text:span text:style-name="T399">Первая</text:span><text:span text:style-name="T400"><text:s/></text:span><text:span text:style-name="T401">функция</text:span><text:span text:style-name="T402"><text:s/></text:span><text:span text:style-name="T403">—<text:s/></text:span><text:span text:style-name="T404">интеграл</text:span><text:span text:style-name="T405"><text:s/></text:span><text:span text:style-name="T406">по</text:span><text:span text:style-name="T407"><text:s/></text:span><text:span text:style-name="T408">синусу</text:span><text:span text:style-name="T409">,<text:s/></text:span><text:span text:style-name="T410">вторая</text:span><text:span text:style-name="T411"><text:s/></text:span><text:span text:style-name="T412">—<text:s/></text:span><text:span text:style-name="T413">решето</text:span><text:span text:style-name="T414"><text:s/></text:span><text:span text:style-name="T415">Эратосфена</text:span></text:p>
      <text:p text:style-name="P26"><text:span text:style-name="T416"/></text:p>
      <text:p text:style-name="P27"><text:span text:style-name="T417">Общие сведения о программе</text:span></text:p>
      <text:p text:style-name="P28"><text:span text:style-name="T418">Программа компилируется в двух файлах: static_main.c и dynamic_main.c</text:span></text:p>
      <text:p text:style-name="P29"><text:span text:style-name="T419">Используемые</text:span><text:span text:style-name="T420"><text:s/></text:span><text:span text:style-name="T421">библиотечные</text:span><text:span text:style-name="T422"><text:s/></text:span><text:span text:style-name="T423">вызовы</text:span><text:span text:style-name="T424">: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1"><text:span text:style-name="T426">void *dlopen(const char *filename, int flag);</text:span><text:span text:style-name="T427"/></text:p>
          </table:table-cell>
          <table:table-cell table:style-name="TableCell010001">
            <text:p text:style-name="P31"><text:span text:style-name="T428">Загружает динамическую библиотеку, имя которой указано в строке filename и возвращает прямой указатель на начало загруженной библиотеки.</text:span><text:span text:style-name="T429"/></text:p>
          </table:table-cell>
        </table:table-row>
        <table:table-row table:style-name="TableRow0101">
          <table:table-cell table:style-name="TableCell010100">
            <text:p text:style-name="P34"><text:span text:style-name="T430">const char *dlerror(void);</text:span><text:span text:style-name="T431"/></text:p>
          </table:table-cell>
          <table:table-cell table:style-name="TableCell010101">
            <text:p text:style-name="P34"><text:span text:style-name="T432">Возвращает указатель на начало строки, описывающей ошибку, полученную на предыдущем вызове.</text:span><text:span text:style-name="T433"/></text:p>
          </table:table-cell>
        </table:table-row>
        <table:table-row table:style-name="TableRow0102">
          <table:table-cell table:style-name="TableCell010200">
            <text:p text:style-name="P36"><text:span text:style-name="T434">void *dlsym(void *handle, char *symbol);</text:span><text:span text:style-name="T435"/></text:p>
          </table:table-cell>
          <table:table-cell table:style-name="TableCell010201">
            <text:p text:style-name="P36"><text:span text:style-name="T436">Получает параметр handle, который является выходом вызова dlopen и параметр symbol, который является строкой, в которой содержится название символа, который необходимо загрузить из библиотеки. Возвращает указатль на область памяти, в которой содержится необходимый символ.</text:span><text:span text:style-name="T437"/></text:p>
          </table:table-cell>
        </table:table-row>
        <table:table-row table:style-name="TableRow0103">
          <table:table-cell table:style-name="TableCell010300">
            <text:p text:style-name="P38"><text:span text:style-name="T438">int dlclose(void *handle);</text:span><text:span text:style-name="T439"/></text:p>
          </table:table-cell>
          <table:table-cell table:style-name="TableCell010301">
            <text:p text:style-name="P38"><text:span text:style-name="T440">Уменьшает счетчик ссылок на указатель handle и если он равен нулю, то освобождает библиотеку.</text:span><text:span text:style-name="T441"/></text:p>
          </table:table-cell>
        </table:table-row>
      </table:table>
      <text:p text:style-name="P40"><text:span text:style-name="T441"/></text:p>
      <text:p text:style-name="P41"><text:span text:style-name="T442">Общий метод и алгоритм решения</text:span></text:p>
      <text:p text:style-name="P42"><text:span text:style-name="T443">Для реализации поставленной задачи необходимо:</text:span></text:p>
      <text:list text:style-name="L43">
        <text:list-item>
          <text:p text:style-name="P43"><text:span text:style-name="T443">Изучить работу с библиотеками.</text:span></text:p>
        </text:list-item>
        <text:list-item>
          <text:p text:style-name="P43"><text:span text:style-name="T443">Реализовать две библиотеки согласно заданию.</text:span></text:p>
        </text:list-item>
        <text:list-item>
          <text:p text:style-name="P43"><text:span text:style-name="T443">Реализовать две программы (для работы с динамическими и статическими библиотеками).</text:span></text:p>
        </text:list-item>
      </text:list>
      <text:p text:style-name="P44"><text:span text:style-name="T444"/></text:p>
      <text:p text:style-name="P45"><text:span text:style-name="T444"/></text:p>
      <text:p text:style-name="P46"><text:span text:style-name="T444"/></text:p>
      <text:p text:style-name="P47"><text:span text:style-name="T445">Исходный код</text:span></text:p>
      <text:p text:style-name="P48"><text:span text:style-name="T446">prog1.cpp</text:span></text:p>
      <text:p text:style-name="P48"><text:span text:style-name="T447">#include &lt;stdio.h&gt; //g++ prog1.cpp -L. -ld1 -o main1 -Wl,-rpath -Wl,.</text:span></text:p>
      <text:p text:style-name="P49"><text:span text:style-name="T447">#include &lt;vector&gt; //g++ prog1.cpp -L. -ld2 -o main2 -Wl,-rpath -Wl,.</text:span></text:p>
      <text:p text:style-name="P49"><text:span text:style-name="T447">#include&lt;iostream&gt;</text:span></text:p>
      <text:p text:style-name="P49"><text:span text:style-name="T447">using namespace std;</text:span></text:p>
      <text:p text:style-name="P50"><text:span text:style-name="T448"/></text:p>
      <text:p text:style-name="P51"><text:span text:style-name="T449">extern "C" float Intgr(float A, float B, float e);</text:span></text:p>
      <text:p text:style-name="P51"><text:span text:style-name="T449">//extern "C" float inintergal(float A, float B,float e);</text:span></text:p>
      <text:p text:style-name="P51"><text:span text:style-name="T449">extern "C" int *Prim(int A, int B); </text:span></text:p>
      <text:p text:style-name="P51"><text:span text:style-name="T450"/></text:p>
      <text:p text:style-name="P51"><text:span text:style-name="T451">int main()</text:span></text:p>
      <text:p text:style-name="P51"><text:span text:style-name="T451">{</text:span></text:p>
      <text:p text:style-name="P51"><text:span text:style-name="T451">int command;</text:span></text:p>
      <text:p text:style-name="P51"><text:span text:style-name="T451">printf("1 for integrate, 2 for Eratosphen, 3 for break:\n");</text:span></text:p>
      <text:p text:style-name="P51"><text:span text:style-name="T451">scanf("%d", &amp;command);</text:span></text:p>
      <text:p text:style-name="P51"><text:span text:style-name="T451">while (1)</text:span></text:p>
      <text:p text:style-name="P51"><text:span text:style-name="T451">{</text:span></text:p>
      <text:p text:style-name="P51"><text:span text:style-name="T451">if (command == 1)</text:span></text:p>
      <text:p text:style-name="P51"><text:span text:style-name="T451">{</text:span></text:p>
      <text:p text:style-name="P51"><text:span text:style-name="T451">float a, b,e;</text:span></text:p>
      <text:p text:style-name="P51"><text:span text:style-name="T451">scanf("%f%f%f", &amp;a, &amp;b, &amp;e);</text:span></text:p>
      <text:p text:style-name="P51"><text:span text:style-name="T451">if ((a &lt; 1)||(b &lt; 1))</text:span></text:p>
      <text:p text:style-name="P51"><text:span text:style-name="T451">{</text:span></text:p>
      <text:p text:style-name="P51"><text:span text:style-name="T451">printf("Input error\n");</text:span></text:p>
      <text:p text:style-name="P51"><text:span text:style-name="T451">}</text:span></text:p>
      <text:p text:style-name="P51"><text:span text:style-name="T451">else</text:span></text:p>
      <text:p text:style-name="P51"><text:span text:style-name="T451">{</text:span></text:p>
      <text:p text:style-name="P51"><text:span text:style-name="T451">printf("%lf\n", Intgr(a,b,e));</text:span></text:p>
      <text:p text:style-name="P51"><text:span text:style-name="T451">}</text:span></text:p>
      <text:p text:style-name="P51"><text:span text:style-name="T451">}</text:span></text:p>
      <text:p text:style-name="P51"><text:span text:style-name="T451">if (command == 2)</text:span></text:p>
      <text:p text:style-name="P51"><text:span text:style-name="T451">{</text:span></text:p>
      <text:p text:style-name="P51"><text:span text:style-name="T451">int a;</text:span></text:p>
      <text:p text:style-name="P51"><text:span text:style-name="T451">int b;</text:span></text:p>
      <text:p text:style-name="P51"><text:span text:style-name="T451">cin &gt;&gt; a &gt;&gt; b;</text:span></text:p>
      <text:p text:style-name="P51"><text:span text:style-name="T451">//int arr[10000]; </text:span></text:p>
      <text:p text:style-name="P51"><text:span text:style-name="T451">int *arr = Prim(a,b);</text:span></text:p>
      <text:p text:style-name="P51"><text:span text:style-name="T451">for (int i = a; i &lt;= b; ++i)</text:span></text:p>
      <text:p text:style-name="P51"><text:span text:style-name="T451">{</text:span></text:p>
      <text:p text:style-name="P51"><text:span text:style-name="T451">//printf("%d ",arr[i]);</text:span></text:p>
      <text:p text:style-name="P51"><text:span text:style-name="T451">if (arr[i]==1)</text:span></text:p>
      <text:p text:style-name="P51"><text:span text:style-name="T451">{</text:span></text:p>
      <text:p text:style-name="P51"><text:span text:style-name="T451">printf("%d ",i);</text:span></text:p>
      <text:p text:style-name="P51"><text:span text:style-name="T451">}</text:span></text:p>
      <text:p text:style-name="P51"><text:span text:style-name="T451">}</text:span></text:p>
      <text:p text:style-name="P51"><text:span text:style-name="T451">printf("\n");</text:span></text:p>
      <text:p text:style-name="P51"><text:span text:style-name="T451">}</text:span></text:p>
      <text:p text:style-name="P51"><text:span text:style-name="T451">if (command == 3)</text:span></text:p>
      <text:p text:style-name="P51"><text:span text:style-name="T451">{</text:span></text:p>
      <text:p text:style-name="P51"><text:span text:style-name="T451">break;</text:span></text:p>
      <text:p text:style-name="P51"><text:span text:style-name="T451">}</text:span></text:p>
      <text:p text:style-name="P51"><text:span text:style-name="T451">scanf("%d", &amp;command);</text:span></text:p>
      <text:p text:style-name="P51"><text:span text:style-name="T451">}</text:span></text:p>
      <text:p text:style-name="P51"><text:span text:style-name="T451">return 0;</text:span></text:p>
      <text:p text:style-name="P51"><text:span text:style-name="T451">}</text:span></text:p>
      <text:p text:style-name="P51"><text:span text:style-name="T451">/*</text:span></text:p>
      <text:p text:style-name="P51"><text:span text:style-name="T451">g++ -fPIC -c re1.cpp -o d1.o</text:span></text:p>
      <text:p text:style-name="P51"><text:span text:style-name="T451">g++ -shared d1.o -o libd1.so</text:span></text:p>
      <text:p text:style-name="P51"><text:span text:style-name="T451">g++ -fPIC -c re2.cpp -o d2.o</text:span></text:p>
      <text:p text:style-name="P51"><text:span text:style-name="T451">g++ -shared d2.o -o libd2.so</text:span></text:p>
      <text:p text:style-name="P51"><text:span text:style-name="T451">g++ prog1.cpp -L. -ld1 -o main1 -Wl,-rpath -Wl,.</text:span></text:p>
      <text:p text:style-name="P51"><text:span text:style-name="T451">g++ prog1.cpp -L. -ld2 -o main2 -Wl,-rpath -Wl,.</text:span></text:p>
      <text:p text:style-name="P51"><text:span text:style-name="T451">*/</text:span></text:p>
      <text:p text:style-name="P52"><text:span text:style-name="T452">prog2.cpp</text:span></text:p>
      <text:p text:style-name="P52"><text:span text:style-name="T453">#include &lt;stdio.h&gt; //g++ prog2.cpp -L. -ldl -o main2 -Wl,-rpath -Wl,.</text:span></text:p>
      <text:p text:style-name="P53"><text:span text:style-name="T453">#include &lt;stdlib.h&gt;</text:span></text:p>
      <text:p text:style-name="P53"><text:span text:style-name="T453">#include &lt;dlfcn.h&gt;</text:span></text:p>
      <text:p text:style-name="P53"><text:span text:style-name="T453">#include &lt;vector&gt;</text:span></text:p>
      <text:p text:style-name="P53"><text:span text:style-name="T453">#include &lt;iostream&gt;</text:span></text:p>
      <text:p text:style-name="P53"><text:span text:style-name="T453">using namespace std;</text:span></text:p>
      <text:p text:style-name="P53"><text:span text:style-name="T454"/></text:p>
      <text:p text:style-name="P53"><text:span text:style-name="T455">int main()</text:span></text:p>
      <text:p text:style-name="P53"><text:span text:style-name="T455">{</text:span></text:p>
      <text:p text:style-name="P53"><text:span text:style-name="T455">void* h = NULL;</text:span></text:p>
      <text:p text:style-name="P53"><text:span text:style-name="T455">float (*Intgr)(float A, float B,float e);</text:span></text:p>
      <text:p text:style-name="P53"><text:span text:style-name="T455">int* (*Prim)(int A,int B);</text:span></text:p>
      <text:p text:style-name="P53"><text:span text:style-name="T455">int lib;</text:span></text:p>
      <text:p text:style-name="P53"><text:span text:style-name="T455">printf("0 for change libs, 1 for re1.cpp, 2 for re2.cpp, 3 for exit:\n");</text:span></text:p>
      <text:p text:style-name="P53"><text:span text:style-name="T455">scanf("%d", &amp;lib);</text:span></text:p>
      <text:p text:style-name="P53"><text:span text:style-name="T455">while ((lib != 1)&amp;&amp;(lib != 2))</text:span></text:p>
      <text:p text:style-name="P53"><text:span text:style-name="T455">{</text:span></text:p>
      <text:p text:style-name="P53"><text:span text:style-name="T455">printf("Input error, try again:\n");</text:span></text:p>
      <text:p text:style-name="P53"><text:span text:style-name="T455">scanf("%d", &amp;lib);</text:span></text:p>
      <text:p text:style-name="P53"><text:span text:style-name="T455">}</text:span></text:p>
      <text:p text:style-name="P53"><text:span text:style-name="T455">if (lib == 1)</text:span></text:p>
      <text:p text:style-name="P53"><text:span text:style-name="T455">{</text:span></text:p>
      <text:p text:style-name="P53"><text:span text:style-name="T455">h = dlopen("./libd1.so", RTLD_LAZY);</text:span></text:p>
      <text:p text:style-name="P53"><text:span text:style-name="T455">}</text:span></text:p>
      <text:p text:style-name="P53"><text:span text:style-name="T455">if (lib == 2)</text:span></text:p>
      <text:p text:style-name="P53"><text:span text:style-name="T455">{</text:span></text:p>
      <text:p text:style-name="P53"><text:span text:style-name="T455">h = dlopen("./libd2.so", RTLD_LAZY);</text:span></text:p>
      <text:p text:style-name="P53"><text:span text:style-name="T455">}</text:span></text:p>
      <text:p text:style-name="P53"><text:span text:style-name="T455">Intgr= (float(*)(float, float,float))dlsym(h, "Intgr");</text:span></text:p>
      <text:p text:style-name="P53"><text:span text:style-name="T455">Prim = (int*(*)(int,int))dlsym(h, "Prim");</text:span></text:p>
      <text:p text:style-name="P53"><text:span text:style-name="T455">unsigned command;</text:span></text:p>
      <text:p text:style-name="P53"><text:span text:style-name="T455">printf("1 for Integrate 2 for Eratosphen:\n");</text:span></text:p>
      <text:p text:style-name="P53"><text:span text:style-name="T455">char c1 = '1', c2 = '1';</text:span></text:p>
      <text:p text:style-name="P53"><text:span text:style-name="T455">scanf("%d", &amp;command);</text:span></text:p>
      <text:p text:style-name="P53"><text:span text:style-name="T455">while (1)</text:span></text:p>
      <text:p text:style-name="P53"><text:span text:style-name="T455">{</text:span></text:p>
      <text:p text:style-name="P53"><text:span text:style-name="T455">if (command == 0)</text:span></text:p>
      <text:p text:style-name="P53"><text:span text:style-name="T455">{</text:span></text:p>
      <text:p text:style-name="P53"><text:span text:style-name="T455">if (lib == 1)</text:span></text:p>
      <text:p text:style-name="P53"><text:span text:style-name="T455">{</text:span></text:p>
      <text:p text:style-name="P53"><text:span text:style-name="T455">dlclose(h);</text:span></text:p>
      <text:p text:style-name="P53"><text:span text:style-name="T455">h = dlopen("./libd2.so", RTLD_LAZY);</text:span></text:p>
      <text:p text:style-name="P53"><text:span text:style-name="T455">Intgr = (float(*)(float, float,float))dlsym(h, "Intgr");</text:span></text:p>
      <text:p text:style-name="P53"><text:span text:style-name="T455">Prim= (int*(*)(int,int))dlsym(h, "Prim");</text:span></text:p>
      <text:p text:style-name="P53"><text:span text:style-name="T455">lib = 2;</text:span></text:p>
      <text:p text:style-name="P53"><text:span text:style-name="T455">printf("re1 changed on re2\n");</text:span></text:p>
      <text:p text:style-name="P53"><text:span text:style-name="T455">scanf("%d", &amp;command);</text:span></text:p>
      <text:p text:style-name="P53"><text:span text:style-name="T455">continue;</text:span></text:p>
      <text:p text:style-name="P53"><text:span text:style-name="T455">}</text:span></text:p>
      <text:p text:style-name="P53"><text:span text:style-name="T455">else</text:span></text:p>
      <text:p text:style-name="P53"><text:span text:style-name="T455">{</text:span></text:p>
      <text:p text:style-name="P53"><text:span text:style-name="T455">dlclose(h);</text:span></text:p>
      <text:p text:style-name="P53"><text:span text:style-name="T455">h = dlopen("./libd1.so", RTLD_LAZY);</text:span></text:p>
      <text:p text:style-name="P53"><text:span text:style-name="T455">Intgr = (float(*)(float, float,float))dlsym(h, "Intgr");</text:span></text:p>
      <text:p text:style-name="P53"><text:span text:style-name="T455">Prim = (int*(*)(int,int))dlsym(h, "Prim");</text:span></text:p>
      <text:p text:style-name="P53"><text:span text:style-name="T455">lib = 1;</text:span></text:p>
      <text:p text:style-name="P53"><text:span text:style-name="T455">printf("re2 changed on re1\n");</text:span></text:p>
      <text:p text:style-name="P53"><text:span text:style-name="T455">scanf("%d", &amp;command);</text:span></text:p>
      <text:p text:style-name="P53"><text:span text:style-name="T455">continue;</text:span></text:p>
      <text:p text:style-name="P53"><text:span text:style-name="T455">}</text:span></text:p>
      <text:p text:style-name="P53"><text:span text:style-name="T455">}</text:span></text:p>
      <text:p text:style-name="P53"><text:span text:style-name="T455">if (command == 1)</text:span></text:p>
      <text:p text:style-name="P53"><text:span text:style-name="T455">{</text:span></text:p>
      <text:p text:style-name="P53"><text:span text:style-name="T455">char c1 = '1', c2 = '1';</text:span></text:p>
      <text:p text:style-name="P53"><text:span text:style-name="T455">float a, b,e;</text:span></text:p>
      <text:p text:style-name="P53"><text:span text:style-name="T455">scanf("%f%f%f", &amp;a, &amp;b, &amp;e);</text:span></text:p>
      <text:p text:style-name="P53"><text:span text:style-name="T455">if ((a &lt; 1)||(b &lt; 1))</text:span></text:p>
      <text:p text:style-name="P53"><text:span text:style-name="T455">{</text:span></text:p>
      <text:p text:style-name="P53"><text:span text:style-name="T455">printf("Input error\n");</text:span></text:p>
      <text:p text:style-name="P53"><text:span text:style-name="T455">}</text:span></text:p>
      <text:p text:style-name="P53"><text:span text:style-name="T455">else</text:span></text:p>
      <text:p text:style-name="P53"><text:span text:style-name="T455">{</text:span></text:p>
      <text:p text:style-name="P53"><text:span text:style-name="T455">printf("%lf\n", Intgr(a,b,e));</text:span></text:p>
      <text:p text:style-name="P53"><text:span text:style-name="T455">}</text:span></text:p>
      <text:p text:style-name="P53"><text:span text:style-name="T455">}</text:span></text:p>
      <text:p text:style-name="P53"><text:span text:style-name="T455">if (command == 2)</text:span></text:p>
      <text:p text:style-name="P53"><text:span text:style-name="T455">{</text:span></text:p>
      <text:p text:style-name="P53"><text:span text:style-name="T455">int a,b;</text:span></text:p>
      <text:p text:style-name="P53"><text:span text:style-name="T455">cin &gt;&gt; a &gt;&gt; b;</text:span></text:p>
      <text:p text:style-name="P53"><text:span text:style-name="T455">//int arr[10000]; </text:span></text:p>
      <text:p text:style-name="P53"><text:span text:style-name="T455">int *arr = Prim(a,b);</text:span></text:p>
      <text:p text:style-name="P53"><text:span text:style-name="T455">for (int i = a; i &lt;= b; ++i)</text:span></text:p>
      <text:p text:style-name="P53"><text:span text:style-name="T455">{</text:span></text:p>
      <text:p text:style-name="P53"><text:span text:style-name="T455">//printf("%d ",arr[i]);</text:span></text:p>
      <text:p text:style-name="P53"><text:span text:style-name="T455">if (arr[i]==1)</text:span></text:p>
      <text:p text:style-name="P53"><text:span text:style-name="T455">{</text:span></text:p>
      <text:p text:style-name="P53"><text:span text:style-name="T455">printf("%d ",i);</text:span></text:p>
      <text:p text:style-name="P53"><text:span text:style-name="T455">}</text:span></text:p>
      <text:p text:style-name="P53"><text:span text:style-name="T455">}</text:span></text:p>
      <text:p text:style-name="P53"><text:span text:style-name="T455">printf("\n");</text:span></text:p>
      <text:p text:style-name="P53"><text:span text:style-name="T455">}</text:span></text:p>
      <text:p text:style-name="P53"><text:span text:style-name="T455">if (command == 3)</text:span></text:p>
      <text:p text:style-name="P53"><text:span text:style-name="T455">{</text:span></text:p>
      <text:p text:style-name="P53"><text:span text:style-name="T455">break;</text:span></text:p>
      <text:p text:style-name="P53"><text:span text:style-name="T455">}</text:span></text:p>
      <text:p text:style-name="P53"><text:span text:style-name="T455">scanf("%d", &amp;command);</text:span></text:p>
      <text:p text:style-name="P53"><text:span text:style-name="T455">}</text:span></text:p>
      <text:p text:style-name="P53"><text:span text:style-name="T455">dlclose(h);</text:span></text:p>
      <text:p text:style-name="P53"><text:span text:style-name="T455">return 0;</text:span></text:p>
      <text:p text:style-name="P53"><text:span text:style-name="T455">}</text:span></text:p>
      <text:p text:style-name="P54"><text:span text:style-name="T456">re1.cpp</text:span></text:p>
      <text:p text:style-name="P54"><text:span text:style-name="T457">#include&lt;cmath&gt;</text:span></text:p>
      <text:p text:style-name="P55"><text:span text:style-name="T457">#include&lt;vector&gt;</text:span></text:p>
      <text:p text:style-name="P55"><text:span text:style-name="T457">#include &lt;cstdlib&gt;</text:span></text:p>
      <text:p text:style-name="P55"><text:span text:style-name="T457">#include&lt;iostream&gt;</text:span></text:p>
      <text:p text:style-name="P55"><text:span text:style-name="T457">using namespace std;</text:span></text:p>
      <text:p text:style-name="P55"><text:span text:style-name="T457">//extern "C" float inintergal(float A, float B,float e);</text:span></text:p>
      <text:p text:style-name="P55"><text:span text:style-name="T457">extern "C" float Intgr(float A, float B,float e); </text:span></text:p>
      <text:p text:style-name="P55"><text:span text:style-name="T457">extern "C" int *Prim(int A, int B); </text:span></text:p>
      <text:p text:style-name="P55"><text:span text:style-name="T458"/></text:p>
      <text:p text:style-name="P55"><text:span text:style-name="T459">float Intgr(float A, float B,float e)</text:span></text:p>
      <text:p text:style-name="P55"><text:span text:style-name="T459">{</text:span></text:p>
      <text:p text:style-name="P55"><text:span text:style-name="T459">float h,S,x;</text:span></text:p>
      <text:p text:style-name="P55"><text:span text:style-name="T459">S=0;</text:span></text:p>
      <text:p text:style-name="P55"><text:span text:style-name="T459">for(float i=A;i&lt;=B;i=i+e)</text:span></text:p>
      <text:p text:style-name="P55"><text:span text:style-name="T459">{</text:span></text:p>
      <text:p text:style-name="P55"><text:span text:style-name="T459">S=S+sin(i);</text:span></text:p>
      <text:p text:style-name="P55"><text:span text:style-name="T459">}</text:span></text:p>
      <text:p text:style-name="P55"><text:span text:style-name="T459">h=(B-A)/((B-A)/e);</text:span></text:p>
      <text:p text:style-name="P55"><text:span text:style-name="T459">S=h*S;</text:span></text:p>
      <text:p text:style-name="P55"><text:span text:style-name="T459">return S;</text:span></text:p>
      <text:p text:style-name="P55"><text:span text:style-name="T459">}</text:span></text:p>
      <text:p text:style-name="P56"><text:span text:style-name="T460"/></text:p>
      <text:p text:style-name="P57"><text:span text:style-name="T461">int* Prim(int A, int B)</text:span></text:p>
      <text:p text:style-name="P57"><text:span text:style-name="T461">{</text:span></text:p>
      <text:p text:style-name="P57"><text:span text:style-name="T461">int *a= (int*)malloc(sizeof(int)*1000);</text:span></text:p>
      <text:p text:style-name="P57"><text:span text:style-name="T461">for (int i = 2; i &lt;= B; i++) {</text:span></text:p>
      <text:p text:style-name="P57"><text:span text:style-name="T461">a[i] = 1;</text:span></text:p>
      <text:p text:style-name="P57"><text:span text:style-name="T462"/></text:p>
      <text:p text:style-name="P57"><text:span text:style-name="T463">}</text:span></text:p>
      <text:p text:style-name="P57"><text:span text:style-name="T463">for (int i = 2; i &lt;= sqrt(B); i++)</text:span></text:p>
      <text:p text:style-name="P57"><text:span text:style-name="T463">{</text:span></text:p>
      <text:p text:style-name="P57"><text:span text:style-name="T463">if (a[i] == 1) </text:span></text:p>
      <text:p text:style-name="P57"><text:span text:style-name="T463">{</text:span></text:p>
      <text:p text:style-name="P57"><text:span text:style-name="T463">for (int j = 2; i * j &lt;= B; j++) {</text:span></text:p>
      <text:p text:style-name="P57"><text:span text:style-name="T463">a[i * j] = 0; </text:span></text:p>
      <text:p text:style-name="P57"><text:span text:style-name="T463">}</text:span></text:p>
      <text:p text:style-name="P57"><text:span text:style-name="T463">}</text:span></text:p>
      <text:p text:style-name="P57"><text:span text:style-name="T463">}</text:span></text:p>
      <text:p text:style-name="P57"><text:span text:style-name="T463">return a;</text:span></text:p>
      <text:p text:style-name="P57"><text:span text:style-name="T463">}</text:span></text:p>
      <text:p text:style-name="P58"><text:span text:style-name="T464"/></text:p>
      <text:p text:style-name="P59"><text:span text:style-name="T465">re2.cpp</text:span></text:p>
      <text:p text:style-name="P59"><text:span text:style-name="T466">#include&lt;cmath&gt;</text:span></text:p>
      <text:p text:style-name="P60"><text:span text:style-name="T466">#include&lt;vector&gt;</text:span></text:p>
      <text:p text:style-name="P60"><text:span text:style-name="T466">#include &lt;cstdlib&gt;</text:span></text:p>
      <text:p text:style-name="P60"><text:span text:style-name="T466">#include&lt;iostream&gt;</text:span></text:p>
      <text:p text:style-name="P60"><text:span text:style-name="T466">using namespace std;</text:span></text:p>
      <text:p text:style-name="P60"><text:span text:style-name="T466">//extern "C" float inintergal(float A, float B,float e);</text:span></text:p>
      <text:p text:style-name="P60"><text:span text:style-name="T466">extern "C" float Intgr(float A, float B,float e); </text:span></text:p>
      <text:p text:style-name="P60"><text:span text:style-name="T466">extern "C" int *Prim(int A, int B); </text:span></text:p>
      <text:p text:style-name="P60"><text:span text:style-name="T467"/></text:p>
      <text:p text:style-name="P60"><text:span text:style-name="T468">float Intgr(float A, float B,float e)</text:span></text:p>
      <text:p text:style-name="P60"><text:span text:style-name="T468">{</text:span></text:p>
      <text:p text:style-name="P60"><text:span text:style-name="T468">cout&lt;&lt;"</text:span><text:span text:style-name="T469">Вычисление интеграла\n";</text:span></text:p>
      <text:p text:style-name="P60"><text:span text:style-name="T470">float h,S,x;</text:span></text:p>
      <text:p text:style-name="P60"><text:span text:style-name="T470">S=0;</text:span></text:p>
      <text:p text:style-name="P60"><text:span text:style-name="T470">for(float i=A;i&lt;=B;i=i+e)</text:span></text:p>
      <text:p text:style-name="P60"><text:span text:style-name="T470">{</text:span></text:p>
      <text:p text:style-name="P60"><text:span text:style-name="T470">S=S+sin(i);</text:span></text:p>
      <text:p text:style-name="P60"><text:span text:style-name="T470">}</text:span></text:p>
      <text:p text:style-name="P60"><text:span text:style-name="T470">h=(B-A)/((B-A)/e);</text:span></text:p>
      <text:p text:style-name="P60"><text:span text:style-name="T470">S=h*S;</text:span></text:p>
      <text:p text:style-name="P60"><text:span text:style-name="T470">return S;</text:span></text:p>
      <text:p text:style-name="P60"><text:span text:style-name="T470">}</text:span></text:p>
      <text:p text:style-name="P61"><text:span text:style-name="T471"/></text:p>
      <text:p text:style-name="P62"><text:span text:style-name="T472">int* Prim(int A, int B)</text:span></text:p>
      <text:p text:style-name="P62"><text:span text:style-name="T472">{</text:span></text:p>
      <text:p text:style-name="P62"><text:span text:style-name="T472">cout&lt;&lt;"</text:span><text:span text:style-name="T473">Решето Эратосфена\n";</text:span></text:p>
      <text:p text:style-name="P62"><text:span text:style-name="T474">int *a= (int*)malloc(sizeof(int)*1000);</text:span></text:p>
      <text:p text:style-name="P62"><text:span text:style-name="T474">for (int i = 2; i &lt;= B; i++) {</text:span></text:p>
      <text:p text:style-name="P62"><text:span text:style-name="T474">a[i] = 1;</text:span></text:p>
      <text:p text:style-name="P62"><text:span text:style-name="T475"/></text:p>
      <text:p text:style-name="P62"><text:span text:style-name="T476">}</text:span></text:p>
      <text:p text:style-name="P62"><text:span text:style-name="T476">for (int i = 2; i &lt;= sqrt(B); i++)</text:span></text:p>
      <text:p text:style-name="P62"><text:span text:style-name="T476">{</text:span></text:p>
      <text:p text:style-name="P62"><text:span text:style-name="T476">if (a[i] == 1) </text:span></text:p>
      <text:p text:style-name="P62"><text:span text:style-name="T476">{</text:span></text:p>
      <text:p text:style-name="P62"><text:span text:style-name="T476">for (int j = 2; i * j &lt;= B; j++) {</text:span></text:p>
      <text:p text:style-name="P62"><text:span text:style-name="T476">a[i * j] = 0; </text:span></text:p>
      <text:p text:style-name="P62"><text:span text:style-name="T476">}</text:span></text:p>
      <text:p text:style-name="P62"><text:span text:style-name="T476">}</text:span></text:p>
      <text:p text:style-name="P62"><text:span text:style-name="T476">}</text:span></text:p>
      <text:p text:style-name="P62"><text:span text:style-name="T476">return a;</text:span></text:p>
      <text:p text:style-name="P62"><text:span text:style-name="T476">}</text:span></text:p>
      <text:p text:style-name="P63"><text:span text:style-name="T477"/></text:p>
      <text:p text:style-name="P64"><text:span text:style-name="T477"/></text:p>
      <text:p text:style-name="P65"><text:span text:style-name="T478">Сборка программы</text:span></text:p>
      <text:p text:style-name="P66"><text:span text:style-name="T479">g++ -fPIC -c re1.cpp -o d1.o</text:span></text:p>
      <text:p text:style-name="P66"><text:span text:style-name="T480">g++ -shared d1.o -o libd1.so</text:span></text:p>
      <text:p text:style-name="P66"><text:span text:style-name="T480">g++ -fPIC -c re2.cpp -o d2.o</text:span></text:p>
      <text:p text:style-name="P66"><text:span text:style-name="T480">g++ -shared d2.o -o libd2.so</text:span></text:p>
      <text:p text:style-name="P66"><text:span text:style-name="T480">g++ prog1.cpp -L. -ld1 -o main1 -Wl,-rpath -Wl,.</text:span></text:p>
      <text:p text:style-name="P66"><text:span text:style-name="T480">g++ prog1.cpp -L. -ld2 -o main2 -Wl,-rpath -Wl,.</text:span></text:p>
      <text:p text:style-name="P67"><text:span text:style-name="T481"/></text:p>
      <text:p text:style-name="P68"><text:span text:style-name="T482">Демонстрация работы программы</text:span></text:p>
      <text:p text:style-name="P69"><text:span text:style-name="T483">andrey@andrey-HP:~/OS5$ g++ prog1.cpp -L. -ld1 -o main1 -Wl,-rpath -Wl,.</text:span></text:p>
      <text:p text:style-name="P69"><text:span text:style-name="T483">andrey@andrey-HP:~/OS5$ ./main1</text:span></text:p>
      <text:p text:style-name="P69"><text:span text:style-name="T483">1 for integrate, 2 for Eratosphen, 3 for break:</text:span></text:p>
      <text:p text:style-name="P69"><text:span text:style-name="T483">1</text:span></text:p>
      <text:p text:style-name="P69"><text:span text:style-name="T483">3</text:span></text:p>
      <text:p text:style-name="P69"><text:span text:style-name="T483">2</text:span></text:p>
      <text:p text:style-name="P69"><text:span text:style-name="T483">1</text:span></text:p>
      <text:p text:style-name="P69"><text:span text:style-name="T483">0.000000</text:span></text:p>
      <text:p text:style-name="P69"><text:span text:style-name="T483">1</text:span></text:p>
      <text:p text:style-name="P69"><text:span text:style-name="T483">2</text:span></text:p>
      <text:p text:style-name="P69"><text:span text:style-name="T483">4</text:span></text:p>
      <text:p text:style-name="P69"><text:span text:style-name="T483">1</text:span></text:p>
      <text:p text:style-name="P69"><text:span text:style-name="T483">0.293615</text:span></text:p>
      <text:p text:style-name="P69"><text:span text:style-name="T483">2</text:span></text:p>
      <text:p text:style-name="P69"><text:span text:style-name="T483">1 10</text:span></text:p>
      <text:p text:style-name="P69"><text:span text:style-name="T483">2 3 5 7 </text:span></text:p>
      <text:p text:style-name="P69"><text:span text:style-name="T483">3</text:span></text:p>
      <text:p text:style-name="P69"><text:span text:style-name="T483">andrey@andrey-HP:~/OS5$ g++ prog2.cpp -L. -ldl -o main2 -Wl,-rpath -Wl,.</text:span></text:p>
      <text:p text:style-name="P69"><text:span text:style-name="T483">andrey@andrey-HP:~/OS5$ ./main2</text:span></text:p>
      <text:p text:style-name="P69"><text:span text:style-name="T483">0 for change libs, 1 for re1.cpp, 2 for re2.cpp, 3 for exit:</text:span></text:p>
      <text:p text:style-name="P69"><text:span text:style-name="T483">1</text:span></text:p>
      <text:p text:style-name="P69"><text:span text:style-name="T483">1 for Integrate 2 for Eratosphen:</text:span></text:p>
      <text:p text:style-name="P69"><text:span text:style-name="T483">1</text:span></text:p>
      <text:p text:style-name="P69"><text:span text:style-name="T483">2 3 1</text:span></text:p>
      <text:p text:style-name="P69"><text:span text:style-name="T483">1.050417</text:span></text:p>
      <text:p text:style-name="P69"><text:span text:style-name="T483">2</text:span></text:p>
      <text:p text:style-name="P69"><text:span text:style-name="T483">1 10</text:span></text:p>
      <text:p text:style-name="P69"><text:span text:style-name="T483">2 3 5 7 </text:span></text:p>
      <text:p text:style-name="P69"><text:span text:style-name="T483">3</text:span></text:p>
      <text:p text:style-name="P69"><text:span text:style-name="T484"/></text:p>
      <text:p text:style-name="P69"><text:span text:style-name="T484"/></text:p>
      <text:p text:style-name="P69"><text:span text:style-name="T484"/></text:p>
      <text:p text:style-name="P70"><text:span text:style-name="T485">Выводы</text:span></text:p>
      <text:p text:style-name="P71"><text:span text:style-name="T486"/></text:p>
      <text:p text:style-name="P72"><text:span text:style-name="T487">В ходе лабораторной работы я познакомился с созданием динамических библиотек в ОС Linux, а также с возможностью загружать эти библиотеки в ходе выполнения программы. Динамические библиотеки помогают уменьшить размер исполняемых файлов. Загрузка динамических библиотек во время выполнения также упрощает компиляцию. Однако также можно подключить библиотеку к программе на этапе линковки. Она все равно загрузится при выполнении, но теперь программа будет изначально знать что и где искать. Если библиотека находится не в стандартной для динамических библиотек директории, необходимо также сообщить линкеру, чтобы тот передал необходимый путь в исполняемый файл. При помощи библиотек мы можем писать более сложные вещи, которые используют простые функции, структуры и т.п., написанные ранее и сохраненные в различных библиотеках.</text:span><text:span text:style-name="T48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